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500000122B97E49C9EB7DEE81.png" manifest:media-type="image/png"/>
  <manifest:file-entry manifest:full-path="Pictures/1000000000000640000004B0BFA08B0C2898B00C.png" manifest:media-type="image/png"/>
  <manifest:file-entry manifest:full-path="Pictures/10000000000001900000009032BB68324ACFFF2A.png" manifest:media-type="image/png"/>
  <manifest:file-entry manifest:full-path="Pictures/1000020100000175000001221B697EF541C08BBF.png" manifest:media-type="image/png"/>
  <manifest:file-entry manifest:full-path="Pictures/1000000000000640000004B00535F804FD43B05F.png" manifest:media-type="image/png"/>
  <manifest:file-entry manifest:full-path="Pictures/100002010000045C000002C21178B5027F6BE889.png" manifest:media-type="image/png"/>
  <manifest:file-entry manifest:full-path="Pictures/100002010000040D000000C5BDF8E88F958479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102cm" draw:marker-start-width="0.583cm" draw:marker-end-width="0.58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4.991cm"/>
    </style:style>
    <style:style style:name="pr8" style:family="presentation" style:parent-style-name="oranssi-outline1">
      <style:graphic-properties fo:min-height="15.584cm"/>
    </style:style>
    <style:style style:name="pr9" style:family="presentation" style:parent-style-name="oranssi-outline1">
      <style:graphic-properties fo:min-height="16.147cm"/>
    </style:style>
    <style:style style:name="pr10" style:family="presentation" style:parent-style-name="oranssi-outline1">
      <style:graphic-properties fo:min-height="15.763cm"/>
    </style:style>
    <style:style style:name="pr11" style:family="presentation" style:parent-style-name="oranssi-subtitle">
      <style:graphic-properties draw:fill="solid" draw:fill-color="#ffffff" draw:auto-grow-height="true" fo:min-height="9.025cm"/>
    </style:style>
    <style:style style:name="pr12" style:family="presentation" style:parent-style-name="oranssi-outline1">
      <style:graphic-properties fo:min-height="15.541cm"/>
    </style:style>
    <style:style style:name="pr13" style:family="presentation" style:parent-style-name="oranssi-subtitle">
      <style:graphic-properties draw:fill="solid" draw:fill-color="#ffffff" draw:auto-grow-height="true" fo:min-height="4.416cm"/>
    </style:style>
    <style:style style:name="pr14" style:family="presentation" style:parent-style-name="oranssi-outline1">
      <style:graphic-properties fo:min-height="16.386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style:text-properties fo:font-size="40pt" fo:language="pt" fo:country="BR" style:font-size-asian="40pt" style:font-size-complex="40pt"/>
    </style:style>
    <style:style style:name="P6" style:family="paragraph">
      <style:text-properties fo:language="pt" fo:country="BR"/>
    </style:style>
    <style:style style:name="P7" style:family="paragraph">
      <loext:graphic-properties draw:fill-color="#ffffff"/>
      <style:text-properties fo:font-size="20pt" fo:language="pt" fo:country="BR"/>
    </style:style>
    <style:style style:name="P8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9" style:family="paragraph">
      <loext:graphic-properties draw:fill="none"/>
      <style:paragraph-properties fo:text-align="center"/>
      <style:text-properties fo:language="pt" fo:country="BR"/>
    </style:style>
    <style:style style:name="P10" style:family="paragraph">
      <style:text-properties fo:font-size="26pt" fo:language="pt" fo:country="BR" style:font-size-asian="26pt" style:font-size-complex="26pt"/>
    </style:style>
    <style:style style:name="P11" style:family="paragraph">
      <style:paragraph-properties fo:margin-left="0.254cm" fo:margin-right="0.254cm" fo:margin-top="0.2cm" fo:margin-bottom="0cm" fo:text-align="start" fo:text-indent="0cm"/>
    </style:style>
    <style:style style:name="P12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1" fo:font-size="20pt" fo:language="pt" fo:country="BR" style:font-size-asian="20pt" style:font-size-complex="20pt"/>
    </style:style>
    <style:style style:name="P13" style:family="paragraph">
      <style:paragraph-properties fo:margin-left="0.254cm" fo:margin-right="0.254cm" fo:margin-top="0cm" fo:margin-bottom="0cm" fo:text-align="start" fo:text-indent="0cm"/>
    </style:style>
    <style:style style:name="P14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5" style:family="paragraph">
      <style:paragraph-properties fo:margin-left="0.254cm" fo:margin-right="0.254cm" fo:margin-top="0cm" fo:margin-bottom="0cm" fo:text-align="center" fo:text-indent="0cm"/>
    </style:style>
    <style:style style:name="P16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1" fo:font-size="20pt" style:font-size-asian="20pt" style:font-size-complex="20pt"/>
    </style:style>
    <style:style style:name="P17" style:family="paragraph">
      <loext:graphic-properties draw:fill-color="#ffffff"/>
    </style:style>
    <style:style style:name="P18" style:family="paragraph">
      <style:text-properties fo:font-size="40pt" style:font-size-asian="40pt" style:font-size-complex="40pt"/>
    </style:style>
    <style:style style:name="P19" style:family="paragraph">
      <style:paragraph-properties fo:text-align="center"/>
    </style:style>
    <style:style style:name="P20" style:family="paragraph">
      <loext:graphic-properties draw:fill-color="#ffffff"/>
      <style:text-properties fo:font-size="20pt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4pt" fo:language="pt" fo:country="BR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40pt" fo:language="pt" fo:country="BR" style:font-size-asian="40pt" style:font-size-complex="40pt"/>
    </style:style>
    <style:style style:name="T5" style:family="text">
      <style:text-properties fo:language="pt" fo:country="BR"/>
    </style:style>
    <style:style style:name="T6" style:family="text">
      <style:text-properties style:text-position="super 58%" fo:language="pt" fo:country="BR"/>
    </style:style>
    <style:style style:name="T7" style:family="text">
      <style:text-properties style:font-name="Courier1" fo:language="pt" fo:country="BR"/>
    </style:style>
    <style:style style:name="T8" style:family="text">
      <style:text-properties style:font-name="Courier1" fo:font-size="24pt" fo:language="pt" fo:country="BR" style:font-size-asian="24pt" style:font-size-complex="24pt"/>
    </style:style>
    <style:style style:name="T9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10" style:family="text">
      <style:text-properties fo:font-size="36pt" fo:language="pt" fo:country="BR" style:font-size-asian="36pt" style:font-size-complex="36pt"/>
    </style:style>
    <style:style style:name="T11" style:family="text">
      <style:text-properties fo:font-size="36pt" fo:language="pt" fo:country="BR" fo:font-weight="bold" style:font-size-asian="36pt" style:font-weight-asian="bold" style:font-size-complex="36pt" style:font-weight-complex="bold"/>
    </style:style>
    <style:style style:name="T12" style:family="text">
      <style:text-properties fo:font-size="36pt" fo:language="pt" fo:country="BR" fo:font-weight="normal" style:font-size-asian="36pt" style:font-weight-asian="normal" style:font-size-complex="36pt" style:font-weight-complex="normal"/>
    </style:style>
    <style:style style:name="T13" style:family="text">
      <style:text-properties fo:font-size="28pt" fo:language="pt" fo:country="BR" style:font-size-asian="28pt" style:font-size-complex="28pt"/>
    </style:style>
    <style:style style:name="T14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15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16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17" style:family="text">
      <style:text-properties fo:font-size="24pt" fo:language="pt" fo:country="BR" style:font-size-asian="24pt" style:font-size-complex="24pt"/>
    </style:style>
    <style:style style:name="T18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19" style:family="text">
      <style:text-properties style:font-name="Courier1" fo:font-size="20pt" fo:language="pt" fo:country="BR" style:font-size-asian="20pt" style:font-size-complex="20pt"/>
    </style:style>
    <style:style style:name="T20" style:family="text">
      <style:text-properties fo:language="pt" fo:country="BR" fo:font-weight="bold" style:font-weight-asian="bold" style:font-weight-complex="bold"/>
    </style:style>
    <style:style style:name="T21" style:family="text">
      <style:text-properties fo:font-size="22pt" fo:language="pt" fo:country="BR" style:font-size-asian="22pt" style:font-size-complex="22pt"/>
    </style:style>
    <style:style style:name="T22" style:family="text">
      <style:text-properties fo:language="pt" fo:country="BR" fo:font-style="italic" style:font-style-asian="italic" style:font-style-complex="italic"/>
    </style:style>
    <style:style style:name="T23" style:family="text">
      <style:text-properties fo:language="pt" fo:country="BR" fo:font-style="normal" style:font-style-asian="normal" style:font-style-complex="normal"/>
    </style:style>
    <style:style style:name="T24" style:family="text">
      <style:text-properties fo:font-size="26pt" fo:language="pt" fo:country="BR" style:font-size-asian="26pt" style:font-size-complex="26pt"/>
    </style:style>
    <style:style style:name="T25" style:family="text"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T26" style:family="text">
      <style:text-properties fo:font-size="26pt" fo:language="pt" fo:country="BR" fo:font-style="italic" style:font-size-asian="26pt" style:font-style-asian="italic" style:font-size-complex="26pt" style:font-style-complex="italic"/>
    </style:style>
    <style:style style:name="T27" style:family="text">
      <style:text-properties fo:font-size="20pt" fo:language="pt" fo:country="BR" style:font-size-asian="20pt" style:font-size-complex="20pt"/>
    </style:style>
    <style:style style:name="T28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29" style:family="text">
      <style:text-properties fo:color="#000000" style:font-name="Courier 10 Pitch1" fo:font-size="20pt" fo:language="pt" fo:country="BR" style:font-size-asian="20pt" style:font-size-complex="20pt"/>
    </style:style>
    <style:style style:name="T30" style:family="text">
      <style:text-properties fo:color="#000000" style:font-name="Courier 10 Pitch1" fo:font-size="16pt" fo:language="pt" fo:country="BR" fo:font-style="italic" style:font-size-asian="16pt" style:font-style-asian="italic" style:font-size-complex="16pt" style:font-style-complex="italic"/>
    </style:style>
    <style:style style:name="T31" style:family="text">
      <style:text-properties fo:color="#000000" style:font-name="Courier 10 Pitch1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2" style:family="text">
      <style:text-properties style:font-name="Courier1" fo:font-size="28pt" fo:language="pt" fo:country="BR" style:font-size-asian="28pt" style:font-size-complex="28pt"/>
    </style:style>
    <style:style style:name="T33" style:family="text">
      <style:text-properties fo:font-size="28pt" style:font-size-asian="28pt" style:font-size-complex="28pt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fo:font-size="22pt" style:font-size-asian="22pt" style:font-size-complex="22pt"/>
    </style:style>
    <style:style style:name="T36" style:family="text">
      <style:text-properties style:font-name="Courier1" fo:font-size="26pt" style:font-size-asian="26pt" style:font-size-complex="26pt"/>
    </style:style>
    <style:style style:name="T37" style:family="text">
      <style:text-properties fo:color="#000000" style:font-name="Courier 10 Pitch1" fo:font-size="20pt" style:font-size-asian="20pt" style:font-size-complex="20pt"/>
    </style:style>
    <style:style style:name="T38" style:family="text">
      <style:text-properties fo:color="#000000" style:font-name="Courier 10 Pitch1" fo:font-size="44pt" style:font-size-asian="44pt" style:font-size-complex="44pt"/>
    </style:style>
    <style:style style:name="T39" style:family="text">
      <style:text-properties fo:font-size="40pt" style:font-size-asian="40pt" style:font-size-complex="40pt"/>
    </style:style>
    <style:style style:name="T40" style:family="text">
      <style:text-properties fo:font-size="32pt" style:font-size-asian="32pt" style:font-size-complex="32pt"/>
    </style:style>
    <style:style style:name="T41" style:family="text">
      <style:text-properties fo:font-size="24pt" style:font-size-asian="24pt" style:font-size-complex="24pt"/>
    </style:style>
    <style:style style:name="T42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Bibliografia</text:span>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Concepts of Programming Languages</text:span></text:p>
                <text:list>
                  <text:list-item>
                    <text:p><text:span text:style-name="T5">11</text:span><text:span text:style-name="T6">th</text:span><text:span text:style-name="T5"> edição</text:span></text:p>
                  </text:list-item>
                  <text:list-item>
                    <text:p><text:span text:style-name="T5">Robert W. Sebesta</text:span></text:p>
                  </text:list-item>
                </text:list>
                <text:p><text:span text:style-name="T7"/></text:p>
              </text:list-item>
              <text:list-item>
                <text:p><text:span text:style-name="T8">https://www.pearsonhighered.com/program/Sebesta-Concepts-of-Programming-Languages-11th-Edition/PGM270801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Critério de Avaliação</text:span></text:p>
          </draw:text-box>
        </draw:frame>
        <draw:frame presentation:style-name="pr6" draw:text-style-name="P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Trabalhos e Apresentações</text:span></text:p>
                <text:list>
                  <text:list-item>
                    <text:p><text:span text:style-name="T5">são considerados “continuamente”</text:span></text:p>
                  </text:list-item>
                </text:list>
                <text:p><text:span text:style-name="T5"/></text:p>
              </text:list-item>
              <text:list-item>
                <text:p><text:span text:style-name="T5">Prova(s)</text:span></text:p>
              </text:list-item>
            </text:list>
          </draw:text-box>
        </draw:frame>
        <draw:frame draw:style-name="gr3" draw:text-style-name="P9" xml:id="id1" draw:id="id1" draw:layer="layout" svg:width="17.384cm" svg:height="6.258cm" svg:x="5.401cm" svg:y="13.478cm">
          <draw:image xlink:href="Pictures/10000000000001900000009032BB68324ACFFF2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Provas</text:span></text:p>
          </draw:text-box>
        </draw:frame>
        <draw:frame presentation:style-name="pr7" draw:text-style-name="P6" draw:layer="layout" svg:width="25.817cm" svg:height="14.991cm" svg:x="1.137cm" svg:y="4.914cm" presentation:class="outline" presentation:user-transformed="true">
          <draw:text-box>
            <text:list text:style-name="L2">
              <text:list-item>
                <text:p><text:span text:style-name="T10">Prova Única: </text:span><text:span text:style-name="T11">Sexta</text:span><text:span text:style-name="T10"> </text:span><text:span text:style-name="T11">09/12</text:span></text:p>
              </text:list-item>
              <text:list-item>
                <text:p><text:span text:style-name="T12">Prova Final: 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Trabalhos</text:span></text:p>
          </draw:text-box>
        </draw:frame>
        <draw:frame presentation:style-name="pr8" draw:text-style-name="P6" draw:layer="layout" svg:width="25.817cm" svg:height="15.584cm" svg:x="1.137cm" svg:y="4.914cm" presentation:class="outline" presentation:user-transformed="true">
          <draw:text-box>
            <text:list text:style-name="L2">
              <text:list-item>
                <text:p><text:span text:style-name="T13">Trabalho-00: </text:span><text:span text:style-name="T14">Qua, 09/03</text:span><text:span text:style-name="T13">: GitHub</text:span></text:p>
              </text:list-item>
              <text:list-item>
                <text:p><text:span text:style-name="T13">Trabalho-01: </text:span><text:span text:style-name="T14">Dom, 16/03</text:span><text:span text:style-name="T15">: Artigo</text:span></text:p>
              </text:list-item>
              <text:list-item>
                <text:p><text:span text:style-name="T15">Trabalho-02: </text:span><text:span text:style-name="T14">Dom, 04/09</text:span><text:span text:style-name="T15">: Lua/Löve, instalação</text:span></text:p>
              </text:list-item>
              <text:list-item>
                <text:p><text:span text:style-name="T15">Trabalho-03: </text:span><text:span text:style-name="T14">Dom, 18/09</text:span><text:span text:style-name="T15">: Joguinho (grupo 2-3)</text:span></text:p>
              </text:list-item>
              <text:list-item>
                <text:p><text:span text:style-name="T15">Trabalho-04: </text:span><text:span text:style-name="T14">Dom, 25/09</text:span><text:span text:style-name="T15">: Bindings</text:span></text:p>
              </text:list-item>
              <text:list-item>
                <text:p><text:span text:style-name="T15">Trabalho-05: </text:span><text:span text:style-name="T14">Dom, 09/10</text:span><text:span text:style-name="T15">: Arrays (grupo)</text:span></text:p>
              </text:list-item>
              <text:list-item>
                <text:p><text:span text:style-name="T15">Trabalho-06: </text:span><text:span text:style-name="T14">Dom, 23/10</text:span><text:span text:style-name="T15">: Tipos de Dados (grupo)</text:span></text:p>
              </text:list-item>
              <text:list-item>
                <text:p><text:span text:style-name="T15">Trabalho-07: </text:span><text:span text:style-name="T14">Dom, 13/11</text:span><text:span text:style-name="T15">: Closures &amp; Co-rotinas (grupo)</text:span></text:p>
              </text:list-item>
              <text:list-item>
                <text:p><text:span text:style-name="T15">Trabalho-08: </text:span><text:span text:style-name="T14">Dom, 12/12</text:span><text:span text:style-name="T15">: Interpretador Simpl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Trabalho 00 - GitHub</text:span><text:span text:style-name="T9"><text:line-break/></text:span><text:span text:style-name="T16">(até quarta-feira 09/03)</text:span>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Trabalho</text:span></text:p>
                <text:list>
                  <text:list-item>
                    <text:p><text:span text:style-name="T17">Dar um </text:span><text:span text:style-name="T18">Fork</text:span><text:span text:style-name="T17"> no repositório da <text:s/>disciplina</text:span></text:p>
                  </text:list-item>
                  <text:list-item>
                    <text:p><text:span text:style-name="T17">Adicionar um arquivo </text:span><text:span text:style-name="T19">trabalho-00/RESPOSTA.md</text:span><text:span text:style-name="T17"> com um texto “pessoal” qualquer formatado em </text:span><text:span text:style-name="T18">Markdown</text:span></text:p>
                  </text:list-item>
                </text:list>
              </text:list-item>
              <text:list-item>
                <text:p><text:span text:style-name="T5">Links</text:span></text:p>
                <text:list>
                  <text:list-item>
                    <text:p><text:span text:style-name="T19">http://github.com/fsantanna/EDL</text:span></text:p>
                  </text:list-item>
                  <text:list-item>
                    <text:p><text:span text:style-name="T19">https://help.github.com/articles/good-resources-for-learning-git-and-github/</text:span></text:p>
                  </text:list-item>
                  <text:list-item>
                    <text:p><text:span text:style-name="T19">https://help.github.com/articles/basic-writing-and-formatting-syntax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s em Grupo</text:span></text:p>
          </draw:text-box>
        </draw:frame>
        <draw:frame presentation:style-name="pr9" draw:text-style-name="P6" draw:layer="layout" svg:width="25.199cm" svg:height="16.147cm" svg:x="1.3cm" svg:y="4.914cm" presentation:class="outline" presentation:user-transformed="true">
          <draw:text-box>
            <text:list text:style-name="L2">
              <text:list-item>
                <text:p><text:span text:style-name="T5">Nota única para o grupo</text:span></text:p>
              </text:list-item>
              <text:list-item>
                <text:p><text:span text:style-name="T5">Grupo divide os pontos “a gosto”, </text:span><text:span text:style-name="T20">mas justificando</text:span><text:span text:style-name="T5">, ex.:</text:span></text:p>
                <text:list>
                  <text:list-item>
                    <text:p><text:span text:style-name="T5">Fulano fez “a,b,c” =&gt; </text:span><text:span text:style-name="T20">X</text:span><text:span text:style-name="T5"> pontos</text:span></text:p>
                  </text:list-item>
                  <text:list-item>
                    <text:p><text:span text:style-name="T5">Sicrano fez “d,e” =&gt; </text:span><text:span text:style-name="T20">Y</text:span><text:span text:style-name="T5"> pontos</text:span></text:p>
                  </text:list-item>
                  <text:list-item>
                    <text:p><text:span text:style-name="T5">Beltrano não fez nada =&gt; </text:span><text:span text:style-name="T20">Z</text:span><text:span text:style-name="T5"> pontos</text:span></text:p>
                    <text:p><text:span text:style-name="T21">(estamos “emprestando” pontos pra ele)</text:span></text:p>
                  </text:list-item>
                  <text:list-item>
                    <text:p><text:span text:style-name="T20">X</text:span><text:span text:style-name="T5"> + </text:span><text:span text:style-name="T20">Y</text:span><text:span text:style-name="T5"> + </text:span><text:span text:style-name="T20">Z</text:span><text:span text:style-name="T5"> = nota única</text:span></text:p>
                  </text:list-item>
                </text:list>
              </text:list-item>
              <text:list-item>
                <text:p><text:span text:style-name="T5">Justificativas devem ser compatíveis com </text:span><text:span text:style-name="T22">commits</text:span><text:span text:style-name="T23"> do proje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Trabalho 00 - GitHub</text:span></text:p>
          </draw:text-box>
        </draw:frame>
        <draw:frame draw:style-name="gr3" draw:text-style-name="P9" draw:layer="layout" svg:width="27.153cm" svg:height="5.158cm" svg:x="0.416cm" svg:y="4.195cm">
          <draw:image xlink:href="Pictures/100002010000040D000000C5BDF8E88F958479B3.png" xlink:type="simple" xlink:show="embed" xlink:actuate="onLoad">
            <text:p/>
          </draw:image>
        </draw:frame>
        <draw:frame draw:style-name="gr4" draw:text-style-name="P9" xml:id="id2" draw:id="id2" draw:layer="layout" svg:width="23.817cm" svg:height="15.066cm" svg:x="2.108cm" svg:y="5.826cm">
          <draw:image xlink:href="Pictures/100002010000045C000002C21178B5027F6BE88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Trabalho 01 - Artigo</text:span><text:span text:style-name="T9"><text:line-break/></text:span><text:span text:style-name="T16">(até quarta-feira 16/03)</text:span></text:p>
          </draw:text-box>
        </draw:frame>
        <draw:frame presentation:style-name="pr10" draw:text-style-name="P6" draw:layer="layout" svg:width="25.199cm" svg:height="15.763cm" svg:x="1.4cm" svg:y="4.914cm" presentation:class="outline" presentation:user-transformed="true">
          <draw:text-box>
            <text:list text:style-name="L2">
              <text:list-item>
                <text:p><text:span text:style-name="T24">Escolher uma linguagem com a qual você </text:span><text:span text:style-name="T25">não está familiarizado</text:span><text:span text:style-name="T24">.</text:span></text:p>
                <text:list>
                  <text:list-item>
                    <text:p><text:span text:style-name="T21">evitar duplicatas com outros colegas</text:span></text:p>
                  </text:list-item>
                </text:list>
              </text:list-item>
              <text:list-item>
                <text:p><text:span text:style-name="T24">Escrever um pequeno artigo (estilo </text:span><text:span text:style-name="T26">Wikipedia</text:span><text:span text:style-name="T24">):</text:span></text:p>
                <text:list>
                  <text:list-item>
                    <text:p><text:span text:style-name="T21">origens e influências (linha do tempo)</text:span></text:p>
                  </text:list-item>
                  <text:list-item>
                    <text:p><text:span text:style-name="T21">classificação (imp/func/log/oo, est/din, usos)</text:span></text:p>
                  </text:list-item>
                  <text:list-item>
                    <text:p><text:span text:style-name="T21">avaliação em comparação com linguagens que você conhece (read/write, expressividade)</text:span></text:p>
                  </text:list-item>
                  <text:list-item>
                    <text:p><text:span text:style-name="T21">exemplos de código representativos</text:span></text:p>
                  </text:list-item>
                  <text:list-item>
                    <text:p><text:span text:style-name="T19">trabalho-01/ARTIGO.md</text:span></text:p>
                  </text:list-item>
                </text:list>
              </text:list-item>
              <text:list-item>
                <text:p><text:span text:style-name="T24">Slides de apresentação (4-6 slides)</text:span></text:p>
                <text:list>
                  <text:list-item>
                    <text:p><text:span text:style-name="T19">trabalho-01/slides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2 – Lua/Löve</text:span><text:span text:style-name="T5"><text:line-break/></text:span><text:span text:style-name="T27">(até domingo 04/09)</text:span>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3"><text:a xlink:href="https://love2d.org/" xlink:type="simple">https://love2d.org/</text:a></text:span></text:p>
                <text:p><text:span text:style-name="T13"/></text:p>
              </text:list-item>
              <text:list-item>
                <text:p><text:span text:style-name="T13">Mostrar instalação/execução do ambiente:</text:span></text:p>
                <text:list>
                  <text:list-item>
                    <text:p><text:span text:style-name="T13">Código no GitHub</text:span></text:p>
                  </text:list-item>
                  <text:list-item>
                    <text:p><text:span text:style-name="T13">Screenshot no GitHub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9.868cm" svg:height="7.672cm" svg:x="17.404cm" svg:y="12.864cm">
          <draw:image xlink:href="Pictures/100002010000017500000122B97E49C9EB7DEE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3 – Joguinho</text:span><text:span text:style-name="T5"><text:line-break/></text:span><text:span text:style-name="T27">(até domingo 18/09)</text:span>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3">Grupo de 2 ou 3 pessoas</text:span></text:p>
              </text:list-item>
              <text:list-item>
                <text:p><text:span text:style-name="T13">Fazer um jogo qualquer</text:span></text:p>
                <text:list>
                  <text:list-item>
                    <text:p><text:span text:style-name="T17">Teclado e/ou Mouse</text:span></text:p>
                  </text:list-item>
                  <text:list-item>
                    <text:p><text:span text:style-name="T17">Imagens e/ou Retângulos</text:span></text:p>
                  </text:list-item>
                  <text:list-item>
                    <text:p><text:span text:style-name="T17">Animações (i.e., tempo como input)</text:span></text:p>
                  </text:list-item>
                  <text:list-item>
                    <text:p><text:span text:style-name="T17">Interação entre objetos (e.g., colisão)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9.868cm" svg:height="7.672cm" svg:x="17.404cm" svg:y="12.864cm">
          <draw:image xlink:href="Pictures/1000020100000175000001221B697EF541C08B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4 – Bindings</text:span><text:span text:style-name="T5"><text:line-break/></text:span><text:span text:style-name="T27">(até domingo 25/09)</text:span>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5">Para</text:span><text:span text:style-name="T14"> </text:span><text:span text:style-name="T15">cada</text:span><text:span text:style-name="T13"> “binding time” de Lua </text:span><text:span text:style-name="T28">(design, compile, run),</text:span><text:span text:style-name="T13"> identificar no joguinho dois exemplos (com características diferentes).</text:span></text:p>
              </text:list-item>
              <text:list-item>
                <text:p><text:span text:style-name="T13">Adicionar comentários no próprio código fonte do jogo com as identificações e explicações.</text:span></text:p>
              </text:list-item>
              <text:list-item>
                <text:p><text:span text:style-name="T13">Exemplo:</text:span></text:p>
              </text:list-item>
            </text:list>
          </draw:text-box>
        </draw:frame>
        <draw:frame presentation:style-name="pr11" draw:text-style-name="P12" xml:id="id3" draw:id="id3" draw:layer="layout" svg:width="16.403cm" svg:height="9.025cm" svg:x="9.919cm" svg:y="11.817cm">
          <draw:text-box>
            <text:p text:style-name="P11"><text:span text:style-name="T29">function inc (v)</text:span></text:p>
            <text:p text:style-name="P11"><text:span text:style-name="T29"><text:s text:c="4"/></text:span><text:span text:style-name="T29">return v + 1</text:span></text:p>
            <text:p text:style-name="P11"><text:span text:style-name="T29">end</text:span></text:p>
            <text:p text:style-name="P11"><text:span text:style-name="T30">-- </text:span><text:span text:style-name="T31">Nome</text:span><text:span text:style-name="T30">: variável “v”</text:span></text:p>
            <text:p text:style-name="P11"><text:span text:style-name="T30">-- </text:span><text:span text:style-name="T31">Propriedade</text:span><text:span text:style-name="T30">: endereço</text:span></text:p>
            <text:p text:style-name="P11"><text:span text:style-name="T30">-- </text:span><text:span text:style-name="T31">Binding time</text:span><text:span text:style-name="T30">: execução</text:span></text:p>
            <text:p text:style-name="P11"><text:span text:style-name="T30">-- </text:span><text:span text:style-name="T31">Explicação</text:span><text:span text:style-name="T30">: dado que “v” é uma variável</text:span></text:p>
            <text:p text:style-name="P11"><text:span text:style-name="T30">-- local de uma função, seu endereço só pode</text:span></text:p>
            <text:p text:style-name="P11"><text:span text:style-name="T30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5 – Arrays</text:span><text:span text:style-name="T5"><text:line-break/></text:span><text:span text:style-name="T27">(até domingo 09/10)</text:span></text:p>
          </draw:text-box>
        </draw:frame>
        <draw:frame presentation:style-name="pr12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3">Mesmo grupo do joguinho</text:span></text:p>
              </text:list-item>
              <text:list-item>
                <text:p><text:span text:style-name="T13">Adicionar ao jogo uma coleção dinâmica de objetos</text:span></text:p>
                <text:list>
                  <text:list-item>
                    <text:p><text:span text:style-name="T13">criar novos objetos periodicamente</text:span></text:p>
                    <text:list>
                      <text:list-item>
                        <text:p><text:span text:style-name="T13">timer ou evento (e.g., tecla pressionada)</text:span></text:p>
                      </text:list-item>
                    </text:list>
                  </text:list-item>
                  <text:list-item>
                    <text:p><text:span text:style-name="T13">remover objetos</text:span></text:p>
                    <text:list>
                      <text:list-item>
                        <text:p><text:span text:style-name="T13">timer ou evento (e.g., colisão)</text:span></text:p>
                      </text:list-item>
                    </text:list>
                  </text:list-item>
                  <text:list-item>
                    <text:p><text:span text:style-name="T13">objetos devem interagir entre si</text:span></text:p>
                    <text:list>
                      <text:list-item>
                        <text:p><text:span text:style-name="T13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13">Descrever o ciclo de vida da coleção e de um objeto</text:span></text:p>
                <text:list>
                  <text:list-item>
                    <text:p><text:span text:style-name="T13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4">Trabalho 06 – Tipos de Dados</text:span><text:span text:style-name="T5"><text:line-break/></text:span><text:span text:style-name="T27">(até domingo 23/10)</text:span></text:p>
          </draw:text-box>
        </draw:frame>
        <draw:frame presentation:style-name="pr12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3">Mesmo grupo do joguinho</text:span></text:p>
              </text:list-item>
              <text:list-item>
                <text:p><text:span text:style-name="T13">Identificar no jogo valores de tipos de dados não primitivos (pelo menos 4 diferentes)</text:span></text:p>
                <text:list>
                  <text:list-item>
                    <text:p><text:span text:style-name="T24">enumeração, registro, tupla, array, dicionário, união</text:span></text:p>
                  </text:list-item>
                </text:list>
              </text:list-item>
              <text:list-item>
                <text:p><text:span text:style-name="T13">Caso não existam 4 diferentes, altere o jogo para que tenham</text:span></text:p>
              </text:list-item>
              <text:list-item>
                <text:p><text:span text:style-name="T13">Usar comentários para facilitar a identificação</text:span></text:p>
                <text:list>
                  <text:list-item>
                    <text:p><text:span text:style-name="T32">-- trabalho-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6cm" presentation:class="title" presentation:user-transformed="true">
          <draw:text-box>
            <text:p><text:span text:style-name="T10">Trabalho 07 – Closures e Co-rotinas</text:span><text:span text:style-name="T5"><text:line-break/></text:span><text:span text:style-name="T27">(até domingo 13/11)</text:span></text:p>
          </draw:text-box>
        </draw:frame>
        <draw:frame presentation:style-name="pr12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3">Mesmo grupo do joguinho</text:span></text:p>
              </text:list-item>
              <text:list-item>
                <text:p><text:span text:style-name="T13">Usar closures no lugar de objetos</text:span></text:p>
                <text:list>
                  <text:list-item>
                    <text:p><text:span text:style-name="T24">pelo menos uma classe (e.g., jogador, bala, bloco, etc)</text:span></text:p>
                  </text:list-item>
                </text:list>
              </text:list-item>
              <text:list-item>
                <text:p><text:span text:style-name="T13">Usar co-rotinas para movimentar um objeto de forma retangular</text:span></text:p>
              </text:list-item>
              <text:list-item>
                <text:p><text:span text:style-name="T13">Usar comentários para facilitar a identificação</text:span></text:p>
                <text:list>
                  <text:list-item>
                    <text:p><text:span text:style-name="T32">-- trabalho-0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rabalho 08<text:line-break/><text:span text:style-name="T27">(até domingo 12/12)</text:span></text:p>
          </draw:text-box>
        </draw:frame>
        <draw:frame presentation:style-name="pr6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4" text:id="id4"><text:span text:style-name="T33">Criar um iterpretador para uma linguagem simples</text:span></text:p>
                <text:list>
                  <text:list-item>
                    <text:p xml:id="id5" text:id="id5"><text:span text:style-name="T34">expressões</text:span></text:p>
                    <text:list>
                      <text:list-item>
                        <text:p xml:id="id6" text:id="id6"><text:span text:style-name="T35">constantes, variáveis, aritméticas</text:span></text:p>
                      </text:list-item>
                    </text:list>
                  </text:list-item>
                  <text:list-item>
                    <text:p xml:id="id7" text:id="id7"><text:span text:style-name="T34">comandos</text:span></text:p>
                    <text:list>
                      <text:list-item>
                        <text:p xml:id="id8" text:id="id8"><text:span text:style-name="T35">atribuição, sequência, condicional, while</text:span></text:p>
                      </text:list-item>
                    </text:list>
                  </text:list-item>
                  <text:list-item>
                    <text:p xml:id="id10" text:id="id10"><text:span text:style-name="T34">o resultado do programa é o conteúdo da variável </text:span><text:span text:style-name="T36">ret</text:span></text:p>
                  </text:list-item>
                  <text:list-item>
                    <text:p xml:id="id12" text:id="id12"><text:span text:style-name="T34">variáveis indefinidas avaliam para 0</text:span></text:p>
                  </text:list-item>
                </text:list>
              </text:list-item>
            </text:list>
          </draw:text-box>
        </draw:frame>
        <draw:frame presentation:style-name="pr13" draw:text-style-name="P14" xml:id="id9" draw:id="id9" draw:layer="layout" svg:width="16.471cm" svg:height="4.416cm" svg:x="0.88cm" svg:y="15.997cm">
          <draw:text-box>
            <text:p text:style-name="P13"><text:span text:style-name="T37">(Seq</text:span></text:p>
            <text:p text:style-name="P13"><text:span text:style-name="T37"><text:s text:c="4"/></text:span><text:span text:style-name="T37">(Attr "x" (Add (Num 11) (Num 9)))</text:span></text:p>
            <text:p text:style-name="P13"><text:span text:style-name="T37"><text:s text:c="4"/></text:span><text:span text:style-name="T37">(If (Var "x")</text:span></text:p>
            <text:p text:style-name="P13"><text:span text:style-name="T37"><text:s text:c="8"/></text:span><text:span text:style-name="T37">(Attr "ret" (Var "x"))</text:span></text:p>
            <text:p text:style-name="P13"><text:span text:style-name="T37"><text:s text:c="8"/></text:span><text:span text:style-name="T37">(Attr "ret" (Num 100))))</text:span></text:p>
          </draw:text-box>
        </draw:frame>
        <draw:frame presentation:style-name="pr13" draw:text-style-name="P16" xml:id="id11" draw:id="id11" draw:layer="layout" svg:width="4.118cm" svg:height="4.416cm" svg:x="21.181cm" svg:y="15.997cm">
          <draw:text-box>
            <text:p text:style-name="P15"><text:span text:style-name="T38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Linguagem Elm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3"><text:a xlink:href="https://www.youtube.com/watch?v=F-nTU3Wy26I" xlink:type="simple">https://www.youtube.com/watch?v=F-nTU3Wy26I</text:a></text:span>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text-style-name="P18" draw:layer="layout" svg:width="25.199cm" svg:height="3.506cm" svg:x="1.4cm" svg:y="0.037cm" presentation:class="title" presentation:user-transformed="true">
          <draw:text-box>
            <text:p><text:span text:style-name="T39">Próximas Aulas</text:span></text:p>
          </draw:text-box>
        </draw:frame>
        <draw:frame presentation:style-name="pr14" draw:layer="layout" svg:width="25.199cm" svg:height="16.386cm" svg:x="1.4cm" svg:y="3.901cm" presentation:class="outline" presentation:user-transformed="true">
          <draw:text-box>
            <text:list text:style-name="L2">
              <text:list-item>
                <text:p><text:span text:style-name="T40">Terça 29/11</text:span></text:p>
                <text:list>
                  <text:list-item>
                    <text:p><text:span text:style-name="T41">Apresentações dos alunos</text:span></text:p>
                  </text:list-item>
                </text:list>
              </text:list-item>
              <text:list-item>
                <text:p><text:span text:style-name="T40">Sexta 02/12</text:span></text:p>
                <text:list>
                  <text:list-item>
                    <text:p><text:span text:style-name="T42">Simulado</text:span></text:p>
                  </text:list-item>
                </text:list>
              </text:list-item>
              <text:list-item>
                <text:p><text:span text:style-name="T40">Terça 06/12</text:span></text:p>
                <text:list>
                  <text:list-item>
                    <text:p><text:span text:style-name="T42">???</text:span></text:p>
                  </text:list-item>
                </text:list>
              </text:list-item>
              <text:list-item>
                <text:p><text:span text:style-name="T40">Sexta 09/12</text:span></text:p>
                <text:list>
                  <text:list-item>
                    <text:p><text:span text:style-name="T41">Prova</text:span></text:p>
                  </text:list-item>
                </text:list>
              </text:list-item>
              <text:list-item>
                <text:p><text:span text:style-name="T40">Sexta 16/12</text:span></text:p>
                <text:list>
                  <text:list-item>
                    <text:p><text:span text:style-name="T41">Final</text:span></text:p>
                  </text:list-item>
                </text:list>
              </text:list-item>
            </text:list>
          </draw:text-box>
        </draw:frame>
        <draw:polygon draw:style-name="gr6" draw:text-style-name="P19" draw:layer="DrawnInSlideshow" svg:width="0cm" svg:height="0cm" svg:x="14.671cm" svg:y="9.939cm" svg:viewBox="0 0 0 0" draw:points="0,0">
          <text:p/>
        </draw:polygon>
        <draw:polygon draw:style-name="gr6" draw:text-style-name="P19" draw:layer="DrawnInSlideshow" svg:width="0cm" svg:height="0cm" svg:x="14.671cm" svg:y="9.939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2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70</meta:editing-cycles>
    <meta:editing-duration>P56DT21H19M40S</meta:editing-duration>
    <meta:initial-creator>chico </meta:initial-creator>
    <dc:date>2016-11-25T09:04:32.824854781</dc:date>
    <meta:document-statistic meta:object-count="117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